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weight="bold" officeooo:paragraph-rsid="0008ca82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officeooo:paragraph-rsid="000baa8b" style:font-size-asian="12pt" style:font-size-complex="12pt"/>
    </style:style>
    <style:style style:name="P5" style:family="paragraph" style:parent-style-name="Standard">
      <style:text-properties fo:font-size="12pt" officeooo:paragraph-rsid="001d6306" style:font-size-asian="12pt" style:font-size-complex="12pt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0a26c4" officeooo:paragraph-rsid="000a26c4" style:font-size-asian="12pt" style:font-size-complex="12pt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1252in"/>
        </style:tab-stops>
      </style:paragraph-properties>
      <style:text-properties fo:font-size="12pt" fo:font-weight="bold" officeooo:rsid="0012494b" officeooo:paragraph-rsid="0012494b" style:font-size-asian="12pt" style:font-weight-asian="bold" style:font-size-complex="12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officeooo:rsid="00178c37" officeooo:paragraph-rsid="00178c37" style:font-size-asian="12pt" style:font-size-complex="12pt"/>
    </style:style>
    <style:style style:name="P9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12pt" officeooo:paragraph-rsid="0008ca82" style:font-size-asian="12pt" style:font-size-complex="12pt"/>
    </style:style>
    <style:style style:name="P10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12pt" officeooo:paragraph-rsid="00196dec" style:font-size-asian="12pt" style:font-size-complex="12pt"/>
    </style:style>
    <style:style style:name="P11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0e0823" officeooo:paragraph-rsid="000e0823" style:font-size-asian="12pt" style:font-size-complex="12pt"/>
    </style:style>
    <style:style style:name="P12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10ec97" officeooo:paragraph-rsid="0010ec97" style:font-size-asian="12pt" style:font-size-complex="12pt"/>
    </style:style>
    <style:style style:name="P13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12pt" fo:font-weight="bold" officeooo:paragraph-rsid="0008ca82" style:font-size-asian="12pt" style:font-weight-asian="bold" style:font-size-complex="12pt" style:font-weight-complex="bold"/>
    </style:style>
    <style:style style:name="P14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12pt" fo:font-weight="bold" officeooo:rsid="00141bea" officeooo:paragraph-rsid="00141bea" style:font-size-asian="12pt" style:font-weight-asian="bold" style:font-size-complex="12pt" style:font-weight-complex="bold"/>
    </style:style>
    <style:style style:name="P15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officeooo:rsid="000f3081" officeooo:paragraph-rsid="000f3081" style:font-size-asian="12pt" style:font-size-complex="12pt"/>
    </style:style>
    <style:style style:name="P16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officeooo:paragraph-rsid="000e0823" style:font-size-asian="12pt" style:font-size-complex="12pt"/>
    </style:style>
    <style:style style:name="P17" style:family="paragraph" style:parent-style-name="Standard" style:list-style-name="L4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officeooo:paragraph-rsid="0008ca82" style:font-size-asian="12pt" style:font-size-complex="12pt"/>
    </style:style>
    <style:style style:name="P18" style:family="paragraph" style:parent-style-name="Standard" style:list-style-name="L6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officeooo:rsid="0012494b" officeooo:paragraph-rsid="0012494b" style:font-size-asian="12pt" style:font-size-complex="12pt"/>
    </style:style>
    <style:style style:name="P19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paragraph-rsid="0008ca82" style:font-size-asian="12pt" style:font-size-complex="12pt"/>
    </style:style>
    <style:style style:name="P20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paragraph-rsid="000e0823" style:font-size-asian="12pt" style:font-size-complex="12pt"/>
    </style:style>
    <style:style style:name="P21" style:family="paragraph" style:parent-style-name="Standard" style:list-style-name="L4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paragraph-rsid="0008ca82" style:font-size-asian="12pt" style:font-size-complex="12pt"/>
    </style:style>
    <style:style style:name="P22" style:family="paragraph" style:parent-style-name="Standard" style:list-style-name="L5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paragraph-rsid="0008ca82" style:font-size-asian="12pt" style:font-size-complex="12pt"/>
    </style:style>
    <style:style style:name="P23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0e0823" officeooo:paragraph-rsid="000e0823" style:font-size-asian="12pt" style:font-size-complex="12pt"/>
    </style:style>
    <style:style style:name="P24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1da945" officeooo:paragraph-rsid="001da945" style:font-size-asian="12pt" style:font-size-complex="12pt"/>
    </style:style>
    <style:style style:name="P25" style:family="paragraph" style:parent-style-name="Standard" style:list-style-name="L3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196dec" officeooo:paragraph-rsid="00196dec" style:font-size-asian="12pt" style:font-size-complex="12pt"/>
    </style:style>
    <style:style style:name="P26" style:family="paragraph" style:parent-style-name="Standard" style:list-style-name="L5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10ec97" officeooo:paragraph-rsid="0010ec97" style:font-size-asian="12pt" style:font-size-complex="12pt"/>
    </style:style>
    <style:style style:name="P27" style:family="paragraph" style:parent-style-name="Standard" style:list-style-name="L6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12494b" officeooo:paragraph-rsid="0012494b" style:font-size-asian="12pt" style:font-size-complex="12pt"/>
    </style:style>
    <style:style style:name="P28" style:family="paragraph" style:parent-style-name="Standard" style:list-style-name="L3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178c37" officeooo:paragraph-rsid="00178c37" style:font-size-asian="12pt" style:font-size-complex="12pt"/>
    </style:style>
    <style:style style:name="P29" style:family="paragraph" style:parent-style-name="Standard" style:list-style-name="L3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officeooo:rsid="00196dec" officeooo:paragraph-rsid="0020681f" style:font-size-asian="12pt" style:font-size-complex="12pt"/>
    </style:style>
    <style:style style:name="P30" style:family="paragraph" style:parent-style-name="Standard" style:list-style-name="L5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officeooo:rsid="001da945" officeooo:paragraph-rsid="001da945" style:font-size-asian="12pt" style:font-size-complex="12pt"/>
    </style:style>
    <style:style style:name="P31" style:family="paragraph" style:parent-style-name="Standard" style:list-style-name="L6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officeooo:rsid="0012494b" officeooo:paragraph-rsid="0012494b" style:font-size-asian="12pt" style:font-size-complex="12pt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1252in"/>
        </style:tab-stops>
      </style:paragraph-properties>
      <style:text-properties fo:font-size="12pt" fo:font-weight="normal" officeooo:rsid="002125ea" officeooo:paragraph-rsid="002125ea" style:font-size-asian="12pt" style:font-weight-asian="normal" style:font-size-complex="12pt" style:font-weight-complex="normal"/>
    </style:style>
    <style:style style:name="T1" style:family="text">
      <style:text-properties officeooo:rsid="000e0823"/>
    </style:style>
    <style:style style:name="T2" style:family="text">
      <style:text-properties style:text-position="0% 100%" officeooo:rsid="000e0823"/>
    </style:style>
    <style:style style:name="T3" style:family="text">
      <style:text-properties officeooo:rsid="0010ec97"/>
    </style:style>
    <style:style style:name="T4" style:family="text">
      <style:text-properties officeooo:rsid="0012494b"/>
    </style:style>
    <style:style style:name="T5" style:family="text">
      <style:text-properties officeooo:rsid="00141bea"/>
    </style:style>
    <style:style style:name="T6" style:family="text">
      <style:text-properties officeooo:rsid="001595ec"/>
    </style:style>
    <style:style style:name="T7" style:family="text">
      <style:text-properties officeooo:rsid="00196dec"/>
    </style:style>
    <style:style style:name="T8" style:family="text">
      <style:text-properties officeooo:rsid="001b4ab7"/>
    </style:style>
    <style:style style:name="T9" style:family="text">
      <style:text-properties officeooo:rsid="001b737e"/>
    </style:style>
    <style:style style:name="T10" style:family="text">
      <style:text-properties officeooo:rsid="001d6306"/>
    </style:style>
    <style:style style:name="T11" style:family="text">
      <style:text-properties officeooo:rsid="001da945"/>
    </style:style>
    <style:style style:name="T12" style:family="text">
      <style:text-properties officeooo:rsid="001f54f8"/>
    </style:style>
    <style:style style:name="T13" style:family="text">
      <style:text-properties officeooo:rsid="001f5b84"/>
    </style:style>
    <style:style style:name="T14" style:family="text">
      <style:text-properties officeooo:rsid="0020681f"/>
    </style:style>
    <style:style style:name="T15" style:family="text">
      <style:text-properties officeooo:rsid="0020ec19"/>
    </style:style>
    <style:style style:name="T16" style:family="text">
      <style:text-properties officeooo:rsid="002125ea"/>
    </style:style>
    <style:style style:name="T17" style:family="text">
      <style:text-properties officeooo:rsid="0023b957"/>
    </style:style>
    <style:style style:name="T18" style:family="text">
      <style:text-properties officeooo:rsid="0024b0d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-taoshi</text:p>
      <text:p text:style-name="P3">2-player dexterity micro game based on the Japanese sport of pole-toppling</text:p>
      <text:p text:style-name="P3"/>
      <text:p text:style-name="P1">Components</text:p>
      <text:p text:style-name="P3">6 discs - 3 each of 2 colors</text:p>
      <text:p text:style-name="P3">2 poles</text:p>
      <text:p text:style-name="P3">1 ramp</text:p>
      <text:p text:style-name="P4"/>
      <text:p text:style-name="P1">Goal</text:p>
      <text:p text:style-name="P5">The first player to directly topple their opponent’s pole via airborne strike wins the round</text:p>
      <text:p text:style-name="P5"><text:span text:style-name="T10">W</text:span>in 2 consecutive rounds to win the game – <text:span text:style-name="T13">alternatively play </text:span><text:span text:style-name="T16">a </text:span><text:span text:style-name="T13">“best of 3” or “best of 5” </text:span><text:span text:style-name="T16">series</text:span></text:p>
      <text:p text:style-name="P3"/>
      <text:p text:style-name="P2">Setup</text:p>
      <text:list xml:id="list1850535722" text:style-name="L1">
        <text:list-item>
          <text:p text:style-name="P15">Select play surface; ideally a smooth table or play mat 2-3’ per side</text:p>
        </text:list-item>
        <text:list-item>
          <text:p text:style-name="P19">Set ramp and poles aside</text:p>
        </text:list-item>
        <text:list-item>
          <text:p text:style-name="P19">Players choose disc colors and collect their 3 matching discs; <text:span text:style-name="T13">randomly determine player to go first</text:span></text:p>
        </text:list-item>
        <text:list-item>
          <text:p text:style-name="P19">Players take turns flicking their discs into play from the edge of the table</text:p>
        </text:list-item>
        <text:list-item>
          <text:p text:style-name="P20"><text:span text:style-name="T1">Once a player’s 3</text:span><text:span text:style-name="T2">rd</text:span><text:span text:style-name="T1"> disc enters play place a pole on top of the disc; this is their pole-bearer for the round</text:span></text:p>
        </text:list-item>
      </text:list>
      <text:p text:style-name="P11"/>
      <text:p text:style-name="P11">Notes:</text:p>
      <text:list xml:id="list1382362326" text:style-name="L2">
        <text:list-item>
          <text:p text:style-name="P16"><text:span text:style-name="T13">Causing any</text:span> disc<text:span text:style-name="T13">(s)</text:span> <text:span text:style-name="T13">to leave the</text:span> table during setup <text:span text:style-name="T13">allows the other player to place it where they would like</text:span></text:p>
        </text:list-item>
        <text:list-item text:start-value="1">
          <text:p text:style-name="P23">If a pole falls during setup simply put the pole back on top of its pole-bearer</text:p>
        </text:list-item>
        <text:list-item>
          <text:p text:style-name="P24">Pole-bearers must always enter play at least 3” from table edge; use ramp to measure <text:span text:style-name="T13">and reflick if needed</text:span></text:p>
        </text:list-item>
      </text:list>
      <text:p text:style-name="P9"/>
      <text:p text:style-name="P13">Game Play</text:p>
      <text:p text:style-name="P8">Players take turns flicking <text:span text:style-name="T7">1 of </text:span>their discs with following results:</text:p>
      <text:list xml:id="list2850893856" text:style-name="L3">
        <text:list-item>
          <text:p text:style-name="P29">If <text:span text:style-name="T14">either</text:span> pole is knocked over place it back on top of <text:span text:style-name="T14">its</text:span> pole-bearer</text:p>
        </text:list-item>
        <text:list-item>
          <text:p text:style-name="P28">If the opponent’s pole <text:span text:style-name="T14">is knocked over </text:span>then the <text:span text:style-name="T14">player</text:span> may flick their other disc <text:span text:style-name="T7">(once per turn)</text:span></text:p>
        </text:list-item>
        <text:list-item>
          <text:p text:style-name="P25">If either pole-bearer is knocked off the table the <text:span text:style-name="T9">other player </text:span><text:span text:style-name="T14">places</text:span><text:span text:style-name="T9"> them anywhere in play </text:span><text:span text:style-name="T14">(same as setup)</text:span></text:p>
        </text:list-item>
        <text:list-item>
          <text:p text:style-name="P25">If any other disc(s) leaves play <text:span text:style-name="T15">its player must use their next flick for it to re-enter play (same as setup)</text:span></text:p>
        </text:list-item>
      </text:list>
      <text:p text:style-name="P10"/>
      <text:p text:style-name="P14">Toppling</text:p>
      <text:p text:style-name="P32">If at least 1 of the player’s discs are already in play they may use their flick to attempt a topple:</text:p>
      <text:list xml:id="list915688537" text:style-name="L4">
        <text:list-item>
          <text:p text:style-name="P17"><text:span text:style-name="T3">P</text:span>lace the ramp between the 2 attacking discs so that the taller side of the ramp is against the disc closest to the opponent’s pole-bearer</text:p>
        </text:list-item>
        <text:list-item>
          <text:p text:style-name="P21">The further disc is then flicked in an attempt to travel up the ramp and knock down the pole <text:span text:style-name="T18">while airborne</text:span></text:p>
        </text:list-item>
      </text:list>
      <text:p text:style-name="P12"/>
      <text:p text:style-name="P12">Notes:</text:p>
      <text:list xml:id="list3427872797" text:style-name="L5">
        <text:list-item>
          <text:p text:style-name="P30">Toppling may be attempted even when <text:span text:style-name="T16">further</text:span> disc is re-entering play from table edge</text:p>
        </text:list-item>
        <text:list-item>
          <text:p text:style-name="P26">If the ramp will not fit between the 2 attacking discs a <text:span text:style-name="T5">topple</text:span> may not be attempted</text:p>
        </text:list-item>
        <text:list-item>
          <text:p text:style-name="P22">If the <text:span text:style-name="T17">flicked </text:span>disc touches the table before <text:span text:style-name="T17">toppling</text:span> the pole or the <text:span text:style-name="T16">pole remains upright:</text:span><text:span text:style-name="T12"> both the flicked disc and </text:span><text:span text:style-name="T17">the </text:span><text:span text:style-name="T12">ramp are removed from play </text:span><text:span text:style-name="T17">ending the player’s turn</text:span></text:p>
        </text:list-item>
      </text:list>
      <text:p text:style-name="P6"/>
      <text:p text:style-name="P7">End of Round and Game</text:p>
      <text:list xml:id="list173262452" text:style-name="L6">
        <text:list-header>
          <text:p text:style-name="P31">The round ends after a successful <text:span text:style-name="T5">topple</text:span>:</text:p>
        </text:list-header>
        <text:list-item>
          <text:p text:style-name="P18">Clear the table and begin next round alternating starting player</text:p>
        </text:list-item>
        <text:list-item>
          <text:p text:style-name="P27">If the same player <text:span text:style-name="T6">successfully </text:span><text:span text:style-name="T5">topples</text:span> 2 rounds in a row they win the gam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8T19:18:43.178797629</meta:creation-date>
    <meta:generator>LibreOffice/7.1.6.2$Linux_X86_64 LibreOffice_project/10$Build-2</meta:generator>
    <dc:date>2021-10-25T19:41:21.796921949</dc:date>
    <meta:editing-duration>PT3H59M1S</meta:editing-duration>
    <meta:editing-cycles>26</meta:editing-cycles>
    <meta:print-date>2021-10-13T20:04:43.579850624</meta:print-date>
    <meta:document-statistic meta:table-count="0" meta:image-count="0" meta:object-count="0" meta:page-count="1" meta:paragraph-count="37" meta:word-count="460" meta:character-count="2400" meta:non-whitespace-character-count="1996"/>
  </office:meta>
</office:document-meta>
</file>